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2"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left="1.251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5" style:family="paragraph" style:parent-style-name="Standard">
      <style:paragraph-properties fo:margin-left="0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6"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7" style:family="paragraph" style:parent-style-name="Standard">
      <style:paragraph-properties fo:margin-left="0cm" fo:margin-right="0cm" fo:margin-top="0cm" fo:margin-bottom="0.199cm" fo:text-align="center"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9" style:family="paragraph" style:parent-style-name="Standard">
      <style:paragraph-properties fo:margin-left="0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0" style:family="paragraph" style:parent-style-name="Standard">
      <style:paragraph-properties fo:margin-top="0cm" fo:margin-bottom="0.199cm" fo:text-align="justify" style:justify-single-word="false"/>
      <style:text-properties fo:color="#000000" fo:language="en" fo:country="CA" style:text-underline-style="none" fo:background-color="transparent"/>
    </style:style>
    <style:style style:name="P11" style:family="paragraph" style:parent-style-name="Standard">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12" style:family="paragraph" style:parent-style-name="Standard">
      <style:paragraph-properties fo:margin-top="0cm" fo:margin-bottom="0.199cm" fo:text-align="center" style:justify-single-word="false"/>
      <style:text-properties fo:color="#000000" fo:language="en" fo:country="CA" style:text-underline-style="none" fo:background-color="transparent"/>
    </style:style>
    <style:style style:name="P13" style:family="paragraph" style:parent-style-name="Standard">
      <style:paragraph-properties fo:margin-top="0cm" fo:margin-bottom="0.199cm" fo:text-align="justify" style:justify-single-word="false"/>
      <style:text-properties fo:color="#000000" fo:language="en" fo:country="CA" fo:background-color="transparent"/>
    </style:style>
    <style:style style:name="P14"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paragraph-properties fo:margin-top="0cm" fo:margin-bottom="0.199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6" style:family="paragraph" style:parent-style-name="Standard">
      <style:paragraph-properties fo:margin-top="0cm" fo:margin-bottom="0.199cm" fo:text-align="justify" style:justify-single-word="false" fo:background-color="transparent">
        <style:background-image/>
      </style:paragraph-properties>
      <style:text-properties fo:color="#000000" fo:language="en" fo:country="CA" style:text-underline-style="none" fo:background-color="transparent"/>
    </style:style>
    <style:style style:name="P17" style:family="paragraph" style:parent-style-name="Text_20_body">
      <style:paragraph-properties fo:margin-top="0cm" fo:margin-bottom="0.199cm"/>
      <style:text-properties fo:color="#000000" fo:background-color="transparent"/>
    </style:style>
    <style:style style:name="P18" style:family="paragraph" style:parent-style-name="Text_20_body">
      <style:paragraph-properties fo:margin-top="0cm" fo:margin-bottom="0.199cm" fo:text-align="justify" style:justify-single-word="false"/>
      <style:text-properties fo:color="#000000" fo:background-color="transparent"/>
    </style:style>
    <style:style style:name="P19" style:family="paragraph" style:parent-style-name="Standard">
      <style:paragraph-properties fo:margin-left="1.27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20" style:family="paragraph" style:parent-style-name="Standard">
      <style:paragraph-properties fo:margin-top="0cm" fo:margin-bottom="0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top="0cm" fo:margin-bottom="0cm"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22" style:family="paragraph" style:parent-style-name="Standard">
      <style:paragraph-properties fo:margin-top="0cm" fo:margin-bottom="0cm" fo:text-align="justify" style:justify-single-word="false"/>
      <style:text-properties fo:color="#000000" fo:language="en" fo:country="CA" style:text-underline-style="none" fo:background-color="transparent"/>
    </style:style>
    <style:style style:name="P23" style:family="paragraph" style:parent-style-name="Standard">
      <style:paragraph-properties fo:margin-top="0cm" fo:margin-bottom="0cm" fo:text-align="justify" style:justify-single-word="false"/>
      <style:text-properties fo:color="#000000" fo:language="en" fo:country="CA" fo:background-color="transparent"/>
    </style:style>
    <style:style style:name="P24" style:family="paragraph" style:parent-style-name="Standard" style:list-style-name="L1">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3">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28" style:family="paragraph" style:parent-style-name="Standard" style:list-style-name="L5">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29" style:family="paragraph" style:parent-style-name="Standard" style:list-style-name="L2">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0"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1" style:family="paragraph" style:parent-style-name="Heading_20_3">
      <style:paragraph-properties fo:margin-top="0cm" fo:margin-bottom="0.199cm"/>
      <style:text-properties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2" style:family="paragraph" style:parent-style-name="Heading_20_3">
      <style:paragraph-properties fo:margin-top="0cm" fo:margin-bottom="0.199cm"/>
      <style:text-properties fo:font-size="12pt" fo:font-style="italic" style:text-underline-style="solid" style:text-underline-width="auto" style:text-underline-color="font-color" style:font-size-asian="12pt" style:font-style-asian="italic" style:font-size-complex="12pt" style:font-style-complex="italic"/>
    </style:style>
    <style:style style:name="P33" style:family="paragraph" style:parent-style-name="Heading_20_2">
      <style:paragraph-properties fo:margin-top="0cm" fo:margin-bottom="0.199cm"/>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4" style:family="paragraph" style:parent-style-name="Heading_20_2">
      <style:paragraph-properties fo:margin-top="0cm" fo:margin-bottom="0.199cm"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5" style:family="paragraph" style:parent-style-name="Heading_20_2">
      <style:paragraph-properties fo:margin-top="0cm" fo:margin-bottom="0.199cm"/>
      <style:text-properties fo:color="#000000" style:text-underline-style="solid" style:text-underline-width="auto" style:text-underline-color="font-color" fo:background-color="transparent"/>
    </style:style>
    <style:style style:name="P36" style:family="paragraph" style:parent-style-name="Heading_20_1">
      <style:paragraph-properties fo:margin-top="0cm" fo:margin-bottom="0.199cm"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7" style:family="paragraph" style:parent-style-name="Heading_20_1">
      <style:paragraph-properties fo:margin-top="0cm" fo:margin-bottom="0.199cm"/>
      <style:text-properties fo:color="#000000" fo:background-color="transparen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style:font-name="Times New Roman" style:text-underline-style="none" fo:font-weight="normal" fo:background-color="#c0c0c0"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fo:font-size="10pt" style:font-size-asian="10pt" style:font-size-complex="10pt"/>
    </style:style>
    <style:style style:name="T17" style:family="text">
      <style:text-properties fo:background-color="#c0c0c0"/>
    </style:style>
    <style:style style:name="T18" style:family="text">
      <style:text-properties fo:background-color="#999999"/>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13/05/20</text:h>
      <text:h text:style-name="P37" text:outline-level="1"/>
      <text:h text:style-name="P37" text:outline-level="1">CC1100 driver notes</text:h>
      <text:p text:style-name="P17"/>
      <text:p text:style-name="P18">This document applies to the new version of the driver which is becoming official on 13/03/07 (with PG130307). The old version, still available as an option, is described in a separate document.</text:p>
      <text:h text:style-name="P33" text:outline-level="2"/>
      <text:h text:style-name="P35" text:outline-level="2"><text:span text:style-name="T9">Controlling the driver (summary of </text:span><text:span text:style-name="T10">physopt</text:span><text:span text:style-name="T9"> calls)</text:span></text:h>
      <text:p text:style-name="P10">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10"><text:tab/><text:span text:style-name="T4">val = tcv_control (PHYSOPT_..., arg);</text:span></text:p>
      <text:p text:style-name="P10">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1" text:outline-level="3">Unconditional (i.e., non-optional) calls</text:h>
      <text:p text:style-name="P14">These operations are available <text:span text:style-name="T1">always</text:span>, i.e., regardless of the compilation options of the driver.</text:p>
      <text:p text:style-name="P14">PHYSOPT_STATUS</text:p>
      <text:p text:style-name="P19">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LibComms uses it (and I prefer not to mess with Wlodek's code).</text:p>
      <text:p text:style-name="P14">PHYSOPT_RXON</text:p>
      <text:p text:style-name="P2">Switches the receiver on.</text:p>
      <text:p text:style-name="P14">PHYSOPT_RXOFF</text:p>
      <text:p text:style-name="P2">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text:soft-page-break/>completely reset the chip on power up.</text:p>
      <text:p text:style-name="P1">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2">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4">PHYSOPT_SETSID</text:p>
      <text:p text:style-name="P1"><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4">PHYSOPT_GETSID</text:p>
      <text:p text:style-name="P2">Returns the current setting of the network ID.</text:p>
      <text:p text:style-name="P14">PHYSOPT_GETMAXPL</text:p>
      <text:p text:style-name="P2">Returns the maximum packet length, i.e., the maximum value that can be specified as an argument of tcv_wnps. This is the value that was provided as the second argument of phys_cc1100 when the driver was initialized.</text:p>
      <text:p text:style-name="P14">PHYSOPT_RESET</text:p>
      <text:p text:style-name="P2">Resets the chip, reloads the registers, reverts the receiver status and all options to defaults, i.e., as they appeared after initializing the driver (with phys_cc1100). Note that the default state of the receiver is off, no WOR.</text:p>
      <text:p text:style-name="P2">In the present version of the driver, the chip is never reset internally following the initialization, except in response to PHYSOPT_RESET.</text:p>
      <text:h text:style-name="P31" text:outline-level="3">Optional calls</text:h>
      <text:p text:style-name="P5">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4">PHYSOPT_CAV</text:p>
      <text:p text:style-name="P2">Forces an explicit backoff (blocks the transmitter) for the specified number of (PicOS) milliseconds. This call requires RADIO_CAV_SETTABLE to be defined as 1.</text:p>
      <text:p text:style-name="P14">PHYSOPT_SETPOWER</text:p>
      <text:p text:style-name="P2">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text:p>
      <text:p text:style-name="P14"><text:soft-page-break/>PHYSOPT_GETPOWER</text:p>
      <text:p text:style-name="P2">Returns the current transmitter power setting (a number between 0 and 7). </text:p>
      <text:p text:style-name="P14">PHYSOPT_SETCHANNEL</text:p>
      <text:p text:style-name="P2">Sets the RF channel to the value of the lower byte of the specified word (it is a number between 0 and 255). This call, as well as GETCHANNEL, requires RADIO_CHANNEL_SETTABLE to be defined as 1. The default channel number is 0.</text:p>
      <text:p text:style-name="P14">PHYSOPT_GETCHANNEL</text:p>
      <text:p text:style-name="P2">Returns the current setting of the RF channel.</text:p>
      <text:p text:style-name="P14">PHYSOPT_SETRATE</text:p>
      <text:p text:style-name="P2">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4">PHYSOPT_GETRATE</text:p>
      <text:p text:style-name="P2">Returns the current bit rate option (a number between 0 and 3).</text:p>
      <text:p text:style-name="P14">PHYSOPT_RESET (option)</text:p>
      <text:p text:style-name="P2">When bit 6 (0x40) of RADIO_OPTIONS is set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2">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6">PHYSOPT_RXOFF (option)</text:p>
      <text:p text:style-name="P2">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4">PHYSOPT_ERROR</text:p>
      <text:p text:style-name="P2">This operation is only available if RADIO_OPTIONS includes bit number 2 (0x04). It manages the performance statistics collected by the driver when that option is on (see below).</text:p>
      <text:p text:style-name="P14">PHYSOPT_SETPARAMS</text:p>
      <text:p text:style-name="P2">This call is only available if RADIO_WOR_MODE is set to 1 and RADIO_OPTIONS includes bit number 5 (0x20). It allows the praxis to change some parameters of the WOR mode (see below).</text:p>
      <text:h text:style-name="P34" text:outline-level="2"><text:soft-page-break/>Compilation options (static configuration)</text:h>
      <text:p text:style-name="P14">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1" text:outline-level="3">Debug and maintenance options</text:h>
      <text:p text:style-name="P10"><text:span text:style-name="T12">RADIO_OPTIONS</text:span><text:span text:style-name="T11"> (with the default value of 0) is a configuration of bit flags, which are mostly used to select various levels of diagnostics (for debugging or performance evaluation). Generally, it is assumed that these options are not interesting from the viewpoint of a production praxis. These bits of the constant's value are meaningful and interpreted as follows:</text:span></text:p>
      <text:p text:style-name="P10"><text:span text:style-name="T6">Bit 1 (0x02)</text:span> switches on diag messages on various important (or suspicious) events, e.g., power down, reset, packet reception. </text:p>
      <text:p text:style-name="P10"><text:span text:style-name="T6">Bit 2 (0x04)</text:span><text:span text:style-name="T11"> enables PHYSOPT_ERROR, a special physopt request (see above), whereby the praxis can retrieve from the driver six counters pertaining to its performance. This is the format of the control request:</text:span></text:p>
      <text:p text:style-name="P20"><text:tab/>word counters [6];</text:p>
      <text:p text:style-name="P20"><text:tab/>...</text:p>
      <text:p text:style-name="P15"><text:tab/>tcv_control (sfd, PHYSOPT_ERROR, counters);</text:p>
      <text:p text:style-name="P14">The specified array is filled with the following word-sized values (in this order):</text:p>
      <text:list xml:id="list361499107158111898" text:style-name="L1">
        <text:list-item>
          <text:p text:style-name="P24">The total number of attempted packet receptions triggered by the recognition of a sync word signalling the beginning of a packet.</text:p>
        </text:list-item>
        <text:list-item>
          <text:p text:style-name="P24">The total number of successfully received packets. This number is never bigger than the previous number.</text:p>
        </text:list-item>
        <text:list-item>
          <text:p text:style-name="P24">The total number of packets submitted to the transmitter, i.e., ones that have been extracted from the driver's PHY queue to be transmitted.</text:p>
        </text:list-item>
        <text:list-item>
          <text:p text:style-name="P24">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4">The congestion indicator describing the average backoff delay suffered by a transmitted packet (see below).</text:p>
        </text:list-item>
        <text:list-item>
          <text:p text:style-name="P24">The maximum backoff so far, i.e., the maximum delay suffered by a packet.</text:p>
        </text:list-item>
      </text:list>
      <text:p text:style-name="P14">Cumulative counters wrap around at 64K (65536). Counters 0 and 1, as well as 2 and 3, are coupled in the sense that when the first one wraps around the maximum (and is zeroed), the second one is zeroed as well.</text:p>
      <text:p text:style-name="P10">The congestion indicator is calculated as an exponential moving average of the backoff delay over all transmitted (or dropped) packets. The formula is</text:p>
      <text:p text:style-name="P12"><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10">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5"><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10">All counters can be zeroed by providing a NULL second argument to <text:span text:style-name="T11">tcv_control</text:span>, i.e.,</text:p>
      <text:p text:style-name="P10"><text:soft-page-break/><text:span text:style-name="T3"><text:tab/></text:span><text:span text:style-name="T4">tcv_control (sfd, PHYSOPT_ERROR, NULL);</text:span></text:p>
      <text:p text:style-name="P10"><text:span text:style-name="T6">Bit 3 (0x08)</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16"><text:span text:style-name="T6">Bit 4 (0x10)</text:span> is intended to save some code by removing consistency checks in various places where the driver interfaces to the praxis. I will probably remove this option (it doesn't seem to be making a lot of sense) when I find another use for this bit.</text:p>
      <text:p text:style-name="P10"><text:span text:style-name="T6">Bit 5 (0x20)</text:span> selects the test mode of WOR. Its sole purpose at present is to enable the SETPARAMS physopt – to make it possible to change some parameters of WOR from the praxis. The details are described in <text:span text:style-name="T1">“Wake on radio”</text:span>.</text:p>
      <text:p text:style-name="P10"><text:span text:style-name="T6">Bit 6 (0x40)</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20"><text:tab/>byte subst [] = { 0x3E, 0xC4, 1C, 0x48, 255 };</text:p>
      <text:p text:style-name="P20"><text:tab/>...</text:p>
      <text:p text:style-name="P15"><text:tab/>tcv_control (sfd, PHYSOPT_RESET, (address)subst);</text:p>
      <text:p text:style-name="P14">sets the first entry in PATABLE (register 0x3E) to 0xC4 and register AGCCTRL1 (specifying LBT thresholds – see below) to 0x48.</text:p>
      <text:p text:style-name="P14">Note that a RESET request with NULL argument will reset the chip and remove any register modifications previously made by the praxis.</text:p>
      <text:p text:style-name="P10"><text:span text:style-name="T6">Bit 7 (0x80)</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5">entropy</text:span><text:span text:style-name="T11"> value. Note that regardless of this bit, </text:span><text:span text:style-name="T15">entropy</text:span><text:span text:style-name="T11"> will be updated from RSSI on every packet reception (assuming that ENTROPY_COLLECTION is nonzero).</text:span></text:p>
      <text:p text:style-name="P14">Note: this is not really a debug/maintenance option and it probably should be turned into something like RADIO_ENTROPY_INITIALIZER. Alternatively, it may make sense to do the entropy initialization always when ENTROPY_COLLECTION is nonzero.</text:p>
      <text:h text:style-name="P31" text:outline-level="3">General options</text:h>
      <text:p text:style-name="P10"><text:span text:style-name="T12">RADIO_CRC_MODE</text:span> (default setting 0) selects the way of calculating the CRC for a packet, which can be one of:</text:p>
      <text:p text:style-name="P22"><text:tab/>0<text:tab/>built-in hardware calculation; this is the recommended default setting</text:p>
      <text:p text:style-name="P22"><text:tab/>1<text:tab/>built-in CC2400-compatible CRC</text:p>
      <text:p text:style-name="P22"><text:tab/>2<text:tab/>like 0 + AUTOFLUSH (do not use – see below)</text:p>
      <text:p text:style-name="P22"><text:tab/>3<text:tab/>like 1 + AUTOFLUSH (do not use)</text:p>
      <text:p text:style-name="P10"><text:tab/>4<text:tab/>software CRC (our own software implementation of ISO 3309 CRC)</text:p>
      <text:p text:style-name="P10"><text:soft-page-break/>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10">Despite its present buggy status, the option has not been removed from the driver, as newer versions of the chip may fix the problem (providing for a more foolproof way of triggering reception events).</text:p>
      <text:p text:style-name="P10">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10"><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10"><text:span text:style-name="T17">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11"><text:span text:style-name="T12">RADIO_DEFAULT_CHANNEL</text:span> (default setting 0) selects the default channel. Legitimate values are between 0 and 255.</text:p>
      <text:p text:style-name="P11"><text:span text:style-name="T17">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11"><text:span text:style-name="T12">RADIO_DEFAULT_BITRATE</text:span> (default setting 10000) selects the default bit rate roughly in bits per seconds. Only these four values are legitimate: 5000, 10000, 38400, and 200000.</text:p>
      <text:p text:style-name="P11">RADIO_DEFAULT_BITRATE can be set to a rate (e.g., 38400) as well as to the ordinal (index) of that rate (e.g., 2). For example, the settings 38400 and 2 are equivalent.</text:p>
      <text:p text:style-name="P11"><text:span text:style-name="T17">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11"><text:span text:style-name="T17">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11"><text:span text:style-name="T17">RADIO_WOR_MODE</text:span> (default setting 0) indicates whether the wake on radio (WOR) mode option should be compiled in. The WOR mode is described in detail in section <text:span text:style-name="T1">“Wake on radio”</text:span>.</text:p>
      <text:p text:style-name="P11"><text:span text:style-name="T17">RADIO_SYSTEM_IDENT</text:span> (default setting 0xAB35) is the layout of the sync word to precede the first byte of a transmitted packet. Nodes using different sync words won't be able to communicate, even if <text:soft-page-break/>they use the same frequency band and the same channel. This attribute can be viewed as a hard (not modifiable by the praxis) extension of the station (network) ID providing one more level of separation for networks operating in the same neighbourhood.</text:p>
      <text:p text:style-name="P11"><text:span text:style-name="T18">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3168540356852507245" text:style-name="L5">
        <text:list-item>
          <text:p text:style-name="P28">before switching on RX (including after every packet reception)</text:p>
        </text:list-item>
        <text:list-item>
          <text:p text:style-name="P28">before switching on TX, but only if the receiver (RX) has been inactive (OFF); this includes the case of transmitting in the OFF mode, or powering the chip ON (switching the receiver ON) after OFF</text:p>
        </text:list-item>
      </text:list>
      <text:p text:style-name="P11">Theoretically, if no packet is received for a long time while the chip remains in the RX state, the synthesizer may lose its calibration. The praxis can always trigger recalibration explicitly by powering the module down (going OFF) and then back ON, but the driver can also do it periodically (and more efficiently) if RADIO_RECALIBRATE is nonzero.</text:p>
      <text:p text:style-name="P11">If nonzero, RADIO_RECALIBRATE tells the number of seconds after which the synthesizer will be forcibly recalibrated if the module remains in RX and there has been no reception. The maximum duration of the recalibration interval is 63 seconds.</text:p>
      <text:p text:style-name="P11">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11"/>
      <text:p text:style-name="P11">Note: for compatibility with the old driver, I have temporarily reverted the official default settings of RADIO_POWER_SETTABLE, RADIO_CAV_SETTABLE, RADIO_BITRATE_SETTABLE, and RADIO_CHANNEL_SETTABLE to 1.</text:p>
      <text:h text:style-name="P32" text:outline-level="3">Collision avoidance (LBT) options</text:h>
      <text:p text:style-name="P10"><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10">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10">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10">Normally, the backoff timer is decremented towards zero at millisecond rate. Suppose that the driver has a packet to transmit, so it looks at the backoff counter and sees that its value is some <text:span text:style-name="T1">d &gt; 0</text:span>. The <text:soft-page-break/>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10">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13"><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13">One constant describing how congestion should be handled is:</text:p>
      <text:p text:style-name="P13"><text:span text:style-name="T14">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other RF activities in the neighbourhood, including a situation when the chip happens to be receiving a packet at the very moment. Formally, this mode of operation is selected by setting </text:span><text:span text:style-name="T13">CCA_MODE</text:span><text:span text:style-name="T8"> (bits 4-5 of the chip's </text:span><text:span text:style-name="T13">MCSM1</text:span><text:span text:style-name="T8"> register) to 0, which disables the LBT (listen before transmit) feature altogether.</text:span></text:p>
      <text:p text:style-name="P13"><text:span text:style-name="T8">By setting </text:span><text:span text:style-name="T13">RADIO_LBT_MODE</text:span><text:span text:style-name="T8"> to 1 you choose a slightly less aggressive behaviour (corresponding to </text:span><text:span text:style-name="T13">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13"><text:span text:style-name="T8">If </text:span><text:span text:style-name="T13">RADIO_LBT_MODE</text:span><text:span text:style-name="T8"> is 2 (corresponding to </text:span><text:span text:style-name="T13">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23"><text:tab/><text:span text:style-name="T12">RADIO_CC_THRESHOLD</text:span><text:tab/><text:tab/>(default = 6, legitimate values 0 – 15)</text:p>
      <text:p text:style-name="P13"><text:tab/><text:span text:style-name="T12">RADIO_CC_THRESHOLD_REL</text:span><text:tab/>(default = 0, legitimate values 0 – 3) </text:p>
      <text:p text:style-name="P13">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13">For tests, you may either change the values of the above constants and recompile the praxis, or, alternatively, you can modify (dynamically, i.e., using the respective variant of PHYSOPT_RESET – <text:soft-page-break/>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13">If the channel assessment fails, i.e., the chip refuses to enter the transmit state, the driver generates a random number using this formula:</text:p>
      <text:p text:style-name="P10"><text:tab/><text:span text:style-name="T4">bckf_timer = RADIO_LBT_MIN_BACKOFF + rnd () &amp; mask;</text:span></text:p>
      <text:p text:style-name="P10">where <text:span text:style-name="T11">mask</text:span> is always a power of two minus 1, i.e., its binary representation consists of a number of ones from the right. The mask size is determined by this constant:</text:p>
      <text:p text:style-name="P10"><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10">Note that the driver will not re-attempt the transmission for as long as the backoff timer remains nonzero. <text:s/>The backoff timer will be reset after a successful packet reception using the mask described by this constant:</text:p>
      <text:p text:style-name="P10"><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10">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10">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13">The backoff timer can be set explicitly by the praxis using this (optional) control call:</text:p>
      <text:p text:style-name="P21"><text:tab/><text:span text:style-name="T16">word bckf;</text:span></text:p>
      <text:p text:style-name="P20"><text:tab/>...</text:p>
      <text:p text:style-name="P15"><text:tab/>tcv_control (sfd, PHYSOPT_CAV, &amp;bckf);</text:p>
      <text:p text:style-name="P14">where the value of bckf provides the new setting of the timer in milliseconds. If the last argument of tcv_control is NULL, the driver generates a randomized interval using RADIO_LBT_BACKOFF_EXP for the mask.</text:p>
      <text:p text:style-name="P10">A successful channel assessment is always followed by a transmission. In a sense it does automatically start a transmission, because following it, the chip immediately begins to transmit the packet preamble. <text:soft-page-break/>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10"><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4">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4">The specific sensitivity settings used for the first 5 attempts when RADIO_LBT_MODE = 3 are determined by this table:</text:p>
      <text:p text:style-name="P10"><text:tab/><text:span text:style-name="T4">0x59, 0x5A, 0x6B, 0x7D, 0x4F</text:span></text:p>
      <text:p text:style-name="P13"><text:span text:style-name="T13">which lists the values consecutively stored into <text:s/>AGCCTRL1</text:span><text:span text:style-name="T11">. Note that the first entry corresponds to </text:span><text:span text:style-name="T13">RADIO_CC_THRESHOLD</text:span><text:span text:style-name="T11"> = 1 and </text:span><text:span text:style-name="T13">RADIO_CC_THRESHOLD_REL</text:span><text:span text:style-name="T11"> = 1, i.e., the most sensitive setting, while the last one has the largest threshold value for the absolute signal (7) with the relative assessment completely switched off.</text:span></text:p>
      <text:h text:style-name="P34" text:outline-level="2">Setting/adjusting the base RF frequency</text:h>
      <text:p text:style-name="P10">The base frequency (the RF frequency of channel zero) is determined by three constants defined (conditionally) in PicOS/cc1100.h:</text:p>
      <text:p text:style-name="P4">#ifndef CC1100_FREQ_FREQ2_VALUE</text:p>
      <text:p text:style-name="P4"><text:tab/>#define CC1100_FREQ_FREQ2_VALUE 0x22</text:p>
      <text:p text:style-name="P4">#endif</text:p>
      <text:p text:style-name="P4"/>
      <text:p text:style-name="P4">#ifndef CC1100_FREQ_FREQ1_VALUE</text:p>
      <text:p text:style-name="P4"><text:tab/>#define CC1100_FREQ_FREQ1_VALUE 0xC4</text:p>
      <text:p text:style-name="P4">#endif</text:p>
      <text:p text:style-name="P4"/>
      <text:p text:style-name="P4">#ifndef CC1100_FREQ_FREQ0_VALUE</text:p>
      <text:p text:style-name="P4"><text:tab/>#define CC1100_FREQ_FREQ0_VALUE 0xEC</text:p>
      <text:p text:style-name="P3">#endif </text:p>
      <text:p text:style-name="P13">The conditions mean that the definitions can be easily overridden by definitions in options.sys (on a per-praxis basis), or board_options.sys (on a per-board basis) should a need arise. For example, in some prototype boards, the crystal (oscillator) frequency may deviate from nominal; in such cases, the deviation can be compensated by adjusting the above constants.</text:p>
      <text:p text:style-name="P13">To transform the constant settings into frequency, you should combine the three values into a single <text:soft-page-break/>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4">#define<text:tab/>CC1100_FREQ_FREQ1_VALUE<text:tab/>0xC5</text:p>
      <text:p text:style-name="P3">#define<text:tab/>CC1100_FREQ_FREQ0_VALUE<text:tab/>0xE8</text:p>
      <text:p text:style-name="P6">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4" text:outline-level="2">Wake on radio</text:h>
      <text:p text:style-name="P6">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6">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6">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6">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6">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6">While in WOR mode, the chip will sleep for some time (effectively consuming the same amount of <text:soft-page-break/>power as in the completely dumb SLEEP state), then wake up to switch the receiver on for a short while, then go to sleep again. That cycle is highly regular. Its duration is determined by the symbolic constant <text:span text:style-name="T17">WOR_EVT0_TIME</text:span> whose default value is 65535 (which also happens to be the maximum). This constant (as well as the remaining constants discussed in this section) can be redefined, e.g., in options.sys. The value is transformed into seconds by this formula:</text:p>
      <text:p text:style-name="P7"><text:tab/><draw:frame draw:style-name="fr1" draw:name="Object6" text:anchor-type="as-char" svg:width="5.888cm" svg:height="0.998cm" draw:z-index="4"><draw:object xlink:href="./Object 6" xlink:type="simple" xlink:show="embed" xlink:actuate="onLoad"/><draw:image xlink:href="./ObjectReplacements/Object 6" xlink:type="simple" xlink:show="embed" xlink:actuate="onLoad"/></draw:frame></text:p>
      <text:p text:style-name="P6">Thus, for the default (and maximum) setting, the cycle length is ca. 1.89 sec. [N.B.: should we decide that it is worthwhile, the cycle length can be increased by resorting to some (messy) parameters which I am not discussing here.] </text:p>
      <text:p text:style-name="P6">Another parameter of the WOR mode is the duration of the reception period within the cycle. It is described by the constant <text:span text:style-name="T17">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6">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7">WOR_RSSI_THR</text:span> and its default value is 2.</text:p>
      <text:p text:style-name="P6">The required quality of the assessed preamble is described by another constant, <text:span text:style-name="T17">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6">Yet another constant parameterizing WOR is <text:span text:style-name="T17">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6">Two more parameters refer to the operation of the driver, rather than the behaviour of the chip. They are: </text:p>
      <text:p text:style-name="P6"><text:span text:style-name="T17">RADIO_WOR_IDLE_TIMEOUT</text:span> (default setting 3072, i.e, 3 seconds) giving the number of PicOS milliseconds for the inactivity timeout. In response to a positive preamble assessment, the driver will leave the WOR mode and begin listening for packets (in a more or less regular active mode with the receiver switched on). While in that mode, the driver also waits on a delay whose first argument is RADIO_WOR_IDLE_TIMEOUT. Any activity (reception or transmission) will reset that wait. If <text:soft-page-break/>nothing happens for its entire duration, the chip is put back into the WOR sleep state.</text:p>
      <text:p text:style-name="P6"><text:span text:style-name="T17">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6">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6">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I think I should make sure that the waking preambles are always issued with LBT mode 2, even if mode 3 happens to be the compiled option. </text:p>
      <text:p text:style-name="P6">When bit 5 (0x20) of RADIO_OPTIONS is set, the driver provides an extra physopt call, PHYSOPT_SETPARAMS, whereby the praxis can dynamically redefine all the parameters of WOR listed above. The argument is a 7-byte array whose consecutive bytes have this meaning:</text:p>
      <text:list xml:id="list5564186699421186397" text:style-name="L2">
        <text:list-item>
          <text:p text:style-name="P29">RADIO_WOR_PREAMBLE_TIME <text:s/>rounded to full seconds (e.g., 5 → 5120)</text:p>
        </text:list-item>
      </text:list>
      <text:list xml:id="list2631447177804203740" text:style-name="L3">
        <text:list-item>
          <text:p text:style-name="P30">RADIO_WOR_IDLE_TIMEOUT rounded to full seconds.</text:p>
        </text:list-item>
        <text:list-item>
          <text:p text:style-name="P30">WOR_EVT0_TIME</text:p>
        </text:list-item>
        <text:list-item>
          <text:p text:style-name="P30">WOR_RX_TIME</text:p>
        </text:list-item>
        <text:list-item>
          <text:p text:style-name="P30">WOR_PQ_THR</text:p>
        </text:list-item>
        <text:list-item>
          <text:p text:style-name="P30">WOR_RSSI_THR</text:p>
        </text:list-item>
        <text:list-item>
          <text:p text:style-name="P25">WOR_EVT1_TIME</text:p>
        </text:list-item>
      </text:list>
      <text:h text:style-name="P34" text:outline-level="2">Examples</text:h>
      <text:p text:style-name="P6">Here is the standard sequence to initialize the driver in combination with the NULL plugin:</text:p>
      <text:p text:style-name="P4">...</text:p>
      <text:p text:style-name="P4">#include “phys_cc1100.h”</text:p>
      <text:p text:style-name="P4">#include “plug_null.h”</text:p>
      <text:p text:style-name="P4">...</text:p>
      <text:p text:style-name="P4">sint sfd;</text:p>
      <text:p text:style-name="P4">...</text:p>
      <text:p text:style-name="P4"><text:tab/>phys_cc1100 (0, CC1100_MAXPLEN);</text:p>
      <text:p text:style-name="P4"><text:tab/>tcv_plug (0, &amp;plug_null);</text:p>
      <text:p text:style-name="P4"><text:tab/>sfd = tcv_open (WNONE, 0, 0);</text:p>
      <text:p text:style-name="P3"><text:tab/>...</text:p>
      <text:p text:style-name="P6">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6">Note that following the above initialization, the receiver is OFF and the Network ID is 0. Do this to <text:soft-page-break/>switch the receiver ON:</text:p>
      <text:p text:style-name="P6"><text:tab/><text:span text:style-name="T4">tcv_control (sfd, PHYSOPT_RXON, NULL);</text:span></text:p>
      <text:p text:style-name="P6">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6">The operation of changing the Network ID involves an argument which must be stored in memory, e.g.,</text:p>
      <text:p text:style-name="P9"><text:tab/>...</text:p>
      <text:p text:style-name="P9"><text:tab/>word nid;</text:p>
      <text:p text:style-name="P9"><text:tab/>...</text:p>
      <text:p text:style-name="P9"><text:tab/><text:tab/>nid = 0xBADD;</text:p>
      <text:p text:style-name="P9"><text:tab/><text:tab/>tcv_control (sfd, PHYSOPT_SETSID, &amp;nid);</text:p>
      <text:p text:style-name="P8"><text:tab/><text:tab/>...</text:p>
      <text:p text:style-name="P6">Sending and receiving packets is straightforward, e.g.,</text:p>
      <text:p text:style-name="P9"/>
      <text:p text:style-name="P9"><text:tab/>...</text:p>
      <text:p text:style-name="P9"><text:tab/>state XMIT:</text:p>
      <text:p text:style-name="P9"><text:tab/><text:tab/>address packet;</text:p>
      <text:p text:style-name="P9"><text:tab/><text:tab/>packet = tcv_wnp (XMIT, sfd, 16);</text:p>
      <text:p text:style-name="P9"><text:tab/><text:tab/>... fill in the packet ...</text:p>
      <text:p text:style-name="P9"><text:tab/><text:tab/>tcv_endp (packet);</text:p>
      <text:p text:style-name="P8"><text:tab/><text:tab/>...</text:p>
      <text:p text:style-name="P6">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6">Here is sample reception code:</text:p>
      <text:p text:style-name="P9"><text:tab/>...</text:p>
      <text:p text:style-name="P9"><text:tab/>state RECV:</text:p>
      <text:p text:style-name="P9"><text:tab/><text:tab/>address packet;</text:p>
      <text:p text:style-name="P9"><text:tab/><text:tab/>sint plength;</text:p>
      <text:p text:style-name="P9"><text:tab/><text:tab/>packet = tcv_rnp (RECV, sfd);</text:p>
      <text:p text:style-name="P9"><text:tab/><text:tab/>plength = tcv_left (packet);</text:p>
      <text:p text:style-name="P8"><text:tab/><text:tab/>...</text:p>
      <text:p text:style-name="P6">Note that the packet length (plength) includes the Network ID and two CRC bytes at the end.</text:p>
      <text:p text:style-name="P6">If WOR has been configured into the driver, you can put the radio into the WOR sleep mode with this operation:</text:p>
      <text:p text:style-name="P9"><text:tab/>...</text:p>
      <text:p text:style-name="P9"><text:tab/>word par;</text:p>
      <text:p text:style-name="P9"><text:tab/>...</text:p>
      <text:p text:style-name="P9"><text:tab/><text:tab/>par = 1;</text:p>
      <text:p text:style-name="P9"><text:tab/><text:tab/>tcv_control (sfd, PHYSOPT_OFF, &amp;par);</text:p>
      <text:p text:style-name="P8"><text:tab/><text:tab/>...</text:p>
      <text:p text:style-name="P6">You can exit the mode explicitly in one of three ways:</text:p>
      <text:list xml:id="list5200250090098275895" text:style-name="L4">
        <text:list-item>
          <text:p text:style-name="P26">resetting the module: tcv_control (PHYSOPT_RESET, NULL), 2) </text:p>
        </text:list-item>
        <text:list-item>
          <text:p text:style-name="P26"><text:soft-page-break/>executing tcv_control (sfd, PHYSOPT_OFF, NULL), or with the argument equal 0</text:p>
        </text:list-item>
        <text:list-item>
          <text:p text:style-name="P26">executing tcv_control (sfd, PHYSOPT_ON, NULL)</text:p>
        </text:list-item>
      </text:list>
      <text:p text:style-name="P6">Here is how to send a packet with a long preamble intended to wake up a node waiting on WOR:</text:p>
      <text:p text:style-name="P9"><text:tab/>...</text:p>
      <text:p text:style-name="P9"><text:tab/>state XWAKE:</text:p>
      <text:p text:style-name="P9"><text:tab/><text:tab/>address packet;</text:p>
      <text:p text:style-name="P9"><text:tab/><text:tab/>packet = tcv_wnpu (XWAKE, sfd, 4);</text:p>
      <text:p text:style-name="P9"><text:tab/><text:tab/>packet [1] = 0;</text:p>
      <text:p text:style-name="P9"><text:tab/><text:tab/>tcv_endp (packet);</text:p>
      <text:p text:style-name="P8"><text:tab/><text:tab/>...</text:p>
      <text:p text:style-name="P6">This is an “urgent” packet of the smallest possible length. Its sole purpose is to wake up the receiver (which will be accomplished by the extra long preamb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5-20T20:32:01.44</dc:date>
    <meta:editing-duration>P2DT15H35M53S</meta:editing-duration>
    <meta:editing-cycles>184</meta:editing-cycles>
    <meta:generator>OpenOffice.org/3.4.1$Win32 OpenOffice.org_project/341m1$Build-9593</meta:generator>
    <dc:creator>Pawel Gburzynski</dc:creator>
    <meta:document-statistic meta:table-count="0" meta:image-count="0" meta:object-count="6" meta:page-count="15" meta:paragraph-count="248" meta:word-count="7451" meta:character-count="45651"/>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